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fo:font-weight="bold" officeooo:rsid="0075bd66" officeooo:paragraph-rsid="0075bd66" style:font-weight-asian="bold" style:font-weight-complex="bold"/>
    </style:style>
    <style:style style:name="P2" style:family="paragraph" style:parent-style-name="Standard">
      <style:text-properties fo:font-weight="bold" officeooo:rsid="0076b1b7" officeooo:paragraph-rsid="0076b1b7" style:font-weight-asian="bold" style:font-weight-complex="bold"/>
    </style:style>
    <style:style style:name="P3" style:family="paragraph" style:parent-style-name="Standard">
      <style:text-properties fo:font-weight="normal" officeooo:rsid="0075bd66" officeooo:paragraph-rsid="0075bd66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5f6f43" fo:background-color="transparent" style:font-weight-asian="normal" style:font-weight-complex="normal"/>
    </style:style>
    <style:style style:name="P5" style:family="paragraph" style:parent-style-name="Standard">
      <style:text-properties fo:font-size="13pt" fo:language="ru" fo:country="RU" fo:font-weight="bold" officeooo:rsid="005a1f78" officeooo:paragraph-rsid="006ccbfe" fo:background-color="transparent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rsid="007433c6" officeooo:paragraph-rsid="007433c6"/>
    </style:style>
    <style:style style:name="P7" style:family="paragraph" style:parent-style-name="Standard">
      <style:text-properties officeooo:rsid="007433c6" officeooo:paragraph-rsid="00755096"/>
    </style:style>
    <style:style style:name="P8" style:family="paragraph" style:parent-style-name="Standard">
      <style:text-properties officeooo:rsid="0075bd66" officeooo:paragraph-rsid="0075bd66"/>
    </style:style>
    <style:style style:name="P9" style:family="paragraph" style:parent-style-name="Standard">
      <style:text-properties officeooo:rsid="0076b1b7" officeooo:paragraph-rsid="0076b1b7"/>
    </style:style>
    <style:style style:name="P10" style:family="paragraph" style:parent-style-name="Standard">
      <style:text-properties officeooo:paragraph-rsid="0076b1b7"/>
    </style:style>
    <style:style style:name="P11" style:family="paragraph" style:parent-style-name="Text_20_body">
      <style:text-properties fo:font-weight="bold" officeooo:paragraph-rsid="00709908"/>
    </style:style>
    <style:style style:name="T1" style:family="text">
      <style:text-properties fo:language="ru" fo:country="RU" officeooo:rsid="006e0088" fo:background-color="transparent" loext:char-shading-value="0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76b1b7" style:font-weight-asian="normal" style:font-weight-complex="normal"/>
    </style:style>
    <style:style style:name="T4" style:family="text">
      <style:text-properties fo:font-weight="normal" officeooo:rsid="00773544" style:font-weight-asian="normal" style:font-weight-complex="normal"/>
    </style:style>
    <style:style style:name="T5" style:family="text">
      <style:text-properties fo:font-weight="normal" officeooo:rsid="006f96e4" fo:background-color="transparent" loext:char-shading-value="0" style:font-weight-asian="normal" style:font-weight-complex="normal"/>
    </style:style>
    <style:style style:name="T6" style:family="text">
      <style:text-properties fo:font-weight="normal" fo:background-color="#e8f2a1" loext:char-shading-value="0" style:font-weight-asian="normal" style:font-weight-complex="normal"/>
    </style:style>
    <style:style style:name="T7" style:family="text">
      <style:text-properties fo:font-weight="normal" fo:background-color="#e8f2a1" loext:char-shading-value="0" style:font-weight-asian="normal" style:font-weight-complex="normal"/>
    </style:style>
    <style:style style:name="T8" style:family="text">
      <style:text-properties fo:color="#c9211e" loext:opacity="100%"/>
    </style:style>
    <style:style style:name="T9" style:family="text">
      <style:text-properties fo:font-size="16pt" fo:language="ru" fo:country="RU" officeooo:rsid="00755096" fo:background-color="transparent" loext:char-shading-value="0" style:font-weight-asian="bold" style:font-weight-complex="bold"/>
    </style:style>
    <style:style style:name="T10" style:family="text">
      <style:text-properties officeooo:rsid="006f96e4"/>
    </style:style>
    <style:style style:name="T11" style:family="text">
      <style:text-properties officeooo:rsid="007433c6"/>
    </style:style>
    <style:style style:name="T12" style:family="text">
      <style:text-properties style:use-window-font-color="true" loext:opacity="0%"/>
    </style:style>
    <style:style style:name="T13" style:family="text">
      <style:text-properties fo:color="#f10d0c" loext:opacity="100%"/>
    </style:style>
    <style:style style:name="T14" style:family="text">
      <style:text-properties fo:color="#ff0000" loext:opacity="100%"/>
    </style:style>
    <style:style style:name="T15" style:family="text">
      <style:text-properties fo:color="#ffff00" loext:opacity="100%" fo:font-weight="normal" style:font-weight-asian="normal" style:font-weight-complex="normal"/>
    </style:style>
    <style:style style:name="T16" style:family="text">
      <style:text-properties fo:color="#ffff00" loext:opacity="100%" fo:font-weight="normal" fo:background-color="#ffff00" loext:char-shading-value="0" style:font-weight-asian="normal" style:font-weight-complex="normal"/>
    </style:style>
    <style:style style:name="T17" style:family="text">
      <style:text-properties fo:color="#ffff00" loext:opacity="100%" fo:font-weight="normal" officeooo:rsid="0076b1b7" fo:background-color="#ffff00" loext:char-shading-value="0" style:font-weight-asian="normal" style:font-weight-complex="normal"/>
    </style:style>
    <style:style style:name="T18" style:family="text">
      <style:text-properties fo:background-color="#e8f2a1" loext:char-shading-value="0"/>
    </style:style>
    <style:style style:name="T19" style:family="text">
      <style:text-properties fo:background-color="#e8f2a1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Д</text:span><text:span text:style-name="T10">ан массив целых чисел. </text:span><text:span text:style-name="T11">З</text:span><text:span text:style-name="T10">а одно действие можно удалять все элементы идущие по убыванию. Вычислите </text:span><text:span text:style-name="T11">с</text:span><text:span text:style-name="T10">колько нужно действий чтобы массив стал неубывающим.</text:span></text:p>
      <text:p text:style-name="Standard">пример:</text:p>
      <text:p text:style-name="Standard">nput: <text:span text:style-name="T11">nums</text:span> = <text:span text:style-name="T10">[</text:span><text:span text:style-name="T11">5, 3, 4, 4, 7, 3, 6, 11, 8, 5, 11</text:span><text:span text:style-name="T10">]</text:span></text:p>
      <text:p text:style-name="Standard">output: <text:tab/><text:span text:style-name="T11">3 действия</text:span></text:p>
      <text:p text:style-name="P7">Действие 1: <text:tab/><text:span text:style-name="T10">[</text:span>5, <text:span text:style-name="T8">3</text:span>, 4, <text:span text:style-name="T12">4</text:span>, 7, <text:span text:style-name="T8">3</text:span>, <text:span text:style-name="T12">6</text:span>, 11, <text:span text:style-name="T13">8</text:span>, <text:span text:style-name="T8">5</text:span>, 11<text:span text:style-name="T10">] </text:span><text:span text:style-name="T5">→</text:span><text:span text:style-name="T10"><text:tab/>[</text:span>5, 4, <text:span text:style-name="T12">4</text:span>, 7, <text:span text:style-name="T12">6</text:span>, 11, 11<text:span text:style-name="T10">]</text:span></text:p>
      <text:p text:style-name="P7">Действие 2:<text:tab/><text:span text:style-name="T10">[</text:span>5, <text:span text:style-name="T13">4</text:span>, <text:span text:style-name="T12">4</text:span>, 7, <text:span text:style-name="T13">6</text:span>, 11, 11<text:span text:style-name="T10">] </text:span><text:span text:style-name="T5"><text:tab/>→ </text:span><text:span text:style-name="T10"><text:tab/><text:tab/>[</text:span>5, <text:span text:style-name="T12">4</text:span>, 7, 11, 11<text:span text:style-name="T10">]</text:span></text:p>
      <text:p text:style-name="P7">Действие 3: <text:tab/><text:span text:style-name="T10">[</text:span>5, <text:span text:style-name="T13">4</text:span>, 7, 11, 11<text:span text:style-name="T10">] </text:span><text:span text:style-name="T5"><text:tab/>→ </text:span><text:span text:style-name="T10"><text:s/><text:tab/><text:tab/>[</text:span>5, 7, 11, 11<text:span text:style-name="T10">]</text:span></text:p>
      <text:p text:style-name="P6">результат получили не убивающий массив выполнив 3 действия</text:p>
      <text:p text:style-name="P4"/>
      <text:p text:style-name="P11"><text:span text:style-name="T9">подготовка</text:span><text:span text:style-name="T1">:</text:span></text:p>
      <text:p text:style-name="Standard">выделим базовые понятия</text:p>
      <text:p text:style-name="Standard">1) если под массив убивает удаляем его за 1но действие</text:p>
      <text:p text:style-name="Standard"><text:tab/><text:tab/>[5, <text:span text:style-name="T14">3, 2, 1</text:span>, 9]<text:tab/><text:tab/>→ <text:tab/> <text:tab/>[5, 9]</text:p>
      <text:p text:style-name="Standard">2) если под массив возрастает удаляем по одному элементу</text:p>
      <text:p text:style-name="Standard"><text:tab/><text:tab/>[5, <text:span text:style-name="T14">1</text:span>, 2, 3, 9]<text:tab/><text:tab/>→ <text:tab/> <text:tab/>[5, 2, 3, 9]</text:p>
      <text:p text:style-name="Standard"><text:tab/><text:tab/>[5, <text:span text:style-name="T14">2</text:span>, 3, 9]<text:tab/><text:tab/>→ <text:tab/><text:tab/>[5, 3, 9]</text:p>
      <text:p text:style-name="Standard"><text:tab/><text:tab/>[5, <text:span text:style-name="T14">3</text:span>, 9]<text:tab/><text:tab/>→ <text:tab/><text:tab/>[5, 9]</text:p>
      <text:p text:style-name="P8">т.е. Использовав монотонную последовательность можем считать количество удалений 1- если удаляем растущую подпоследовательность когда сжимается будем считать сколько действий надо чтобі удалить элемент</text:p>
      <text:p text:style-name="P9">3) все удаления идут паралельно тто есть ответ ето максимальное кол-во действий требующееся для удаления одного елемента</text:p>
      <text:p text:style-name="P1">пример:</text:p>
      <text:p text:style-name="P2"><text:span text:style-name="T2">1)</text:span> <text:span text:style-name="T2">используем убивающую монотонную последовательность в которую будем ложить массив из двух чисел первое это сколько нужно действий чтобы удалить число второе само число</text:span></text:p>
      <text:p text:style-name="P2"><text:span text:style-name="T2">2) бежим по входящему массиву назначив переменную кол-во удалений =1</text:span></text:p>
      <text:p text:style-name="P2"><text:span text:style-name="T2">3) если стек не пустой</text:span></text:p>
      <text:p text:style-name="P10"><text:span text:style-name="T3">- достаем последний элемент в </text:span><text:span text:style-name="T19">долгом цикле</text:span></text:p>
      <text:p text:style-name="P2"><text:span text:style-name="T2">- сравниваем их если же предыдущее большее то выходим (можем удалить сразу)</text:span></text:p>
      <text:p text:style-name="P2"><text:span text:style-name="T2">- </text:span><text:span text:style-name="T4">если же текущее больше то — подсчитываем текущее количество для удалений как максимумм из предыдущее + 1 и текущее <text:s/>и удаляем предыдущее со стека</text:span></text:p>
      <text:p text:style-name="P2"><text:span text:style-name="T2">3) если стек пустой кладем новое число с количеством удалений 0</text:span></text:p>
      <text:p text:style-name="P2"><text:span text:style-name="T2">- если не пустой кладем текущее число с текущим значение количества удалений и </text:span><text:span text:style-name="T7">подсчитиваем максимум из макс и текущего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7T17:33:54.395617012</dc:date>
    <meta:editing-duration>P3DT12H59M35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304" meta:character-count="1761" meta:non-whitespace-character-count="1450"/>
  </office:meta>
</office:document-meta>
</file>